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2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36" style:family="table-cell" style:parent-style-name="Default" style:data-style-name="N100">
      <style:table-cell-properties fo:wrap-option="wrap" style:vertical-align="middle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42" style:family="table-cell" style:parent-style-name="Default" style:data-style-name="N108">
      <style:table-cell-properties fo:wrap-option="wrap"/>
      <style:text-properties style:font-name="FreeSans1" fo:font-size="11pt" style:font-size-asian="11pt" style:font-size-complex="11pt"/>
    </style:style>
    <style:style style:name="ce4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  <table:table-cell table:number-columns-repeated="2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підставки під муерлат і 1 ряду</text:p>
          </table:table-cell>
          <table:table-cell office:value-type="date" office:date-value="2021-10-24" calcext:value-type="date">
            <text:p>24.10.2021</text:p>
          </table:table-cell>
          <table:table-cell office:value-type="currency" office:currency="UAH" office:value="4800" calcext:value-type="currency">
            <text:p>4 8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ерево для даху</text:p>
          </table:table-cell>
          <table:table-cell office:value-type="date" office:date-value="2021-10-25" calcext:value-type="date">
            <text:p>25.10.2021</text:p>
          </table:table-cell>
          <table:table-cell office:value-type="currency" office:currency="UAH" office:value="52800" calcext:value-type="currency">
            <text:p>52 800 грн.</text:p>
          </table:table-cell>
          <table:table-cell office:value-type="string" calcext:value-type="string">
            <text:p>Так</text:p>
          </table:table-cell>
          <table:table-cell table:style-name="ce19" office:value-type="currency" office:currency="UAH" office:value="3000" calcext:value-type="currency">
            <text:p>3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Склоблоки 20 шт.</text:p>
          </table:table-cell>
          <table:table-cell office:value-type="date" office:date-value="2021-10-26" calcext:value-type="date">
            <text:p>26.10.2021</text:p>
          </table:table-cell>
          <table:table-cell office:value-type="currency" office:currency="UAH" office:value="2400" calcext:value-type="currency">
            <text:p>2 4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7" calcext:value-type="date">
            <text:p>27.10.2021</text:p>
          </table:table-cell>
          <table:table-cell office:value-type="currency" office:currency="UAH" office:value="4537.9" calcext:value-type="currency">
            <text:p>4 5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1665.5" calcext:value-type="currency">
            <text:p>1 66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Шифер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39960" calcext:value-type="currency">
            <text:p>39 9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ропитка, електроди</text:p>
          </table:table-cell>
          <table:table-cell office:value-type="string" calcext:value-type="string">
            <text:p>38.10.2021</text:p>
          </table:table-cell>
          <table:table-cell office:value-type="currency" office:currency="UAH" office:value="662.1" calcext:value-type="currency">
            <text:p>6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30" calcext:value-type="date">
            <text:p>30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Пропитка, гребінка під шифер</text:p>
          </table:table-cell>
          <table:table-cell office:value-type="date" office:date-value="2021-11-04" calcext:value-type="date">
            <text:p>04.11.2021</text:p>
          </table:table-cell>
          <table:table-cell office:value-type="currency" office:currency="UAH" office:value="1598" calcext:value-type="currency">
            <text:p>1 5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600" calcext:value-type="currency">
            <text:p>6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</text:p>
          </table:table-cell>
          <table:table-cell office:value-type="date" office:date-value="2021-11-06" calcext:value-type="date">
            <text:p>06.11.2021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оби, шурупи</text:p>
          </table:table-cell>
          <table:table-cell office:value-type="date" office:date-value="2021-11-07" calcext:value-type="date">
            <text:p>07.11.2021</text:p>
          </table:table-cell>
          <table:table-cell office:value-type="currency" office:currency="UAH" office:value="516" calcext:value-type="currency">
            <text:p>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, рукавиці, пропитка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669" calcext:value-type="currency">
            <text:p>66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беройд 12 рулонів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4740" calcext:value-type="currency">
            <text:p>4 7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, пропитка</text:p>
          </table:table-cell>
          <table:table-cell office:value-type="date" office:date-value="2021-11-12" calcext:value-type="date">
            <text:p>12.11.2021</text:p>
          </table:table-cell>
          <table:table-cell office:value-type="currency" office:currency="UAH" office:value="262" calcext:value-type="currency">
            <text:p>2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беройд 3 шт, скоби для степлера</text:p>
          </table:table-cell>
          <table:table-cell office:value-type="date" office:date-value="2021-11-13" calcext:value-type="date">
            <text:p>13.11.2021</text:p>
          </table:table-cell>
          <table:table-cell office:value-type="currency" office:currency="UAH" office:value="1227" calcext:value-type="currency">
            <text:p>1 227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1-22" calcext:value-type="date">
            <text:p>22.11.2021</text:p>
          </table:table-cell>
          <table:table-cell table:number-columns-repeated="2"/>
          <table:table-cell table:style-name="ce19" office:value-type="currency" office:currency="UAH" office:value="23000" calcext:value-type="currency">
            <text:p>23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Руберойд 3 рулони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2658" calcext:value-type="currency">
            <text:p>2 65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еві деталі даху + доставка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4970" calcext:value-type="currency">
            <text:p>4 97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іплення шиферу (260+260)</text:p>
          </table:table-cell>
          <table:table-cell office:value-type="date" office:date-value="2021-11-26" calcext:value-type="date">
            <text:p>26.11.2021</text:p>
          </table:table-cell>
          <table:table-cell office:value-type="currency" office:currency="UAH" office:value="1699" calcext:value-type="currency">
            <text:p>1 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 з шайбою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225" calcext:value-type="currency">
            <text:p>22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фронтонів (газобло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урлат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3450" calcext:value-type="currency">
            <text:p>3 45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ах (крокви, руберойд, шифер, кони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77400" calcext:value-type="currency">
            <text:p>77 4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4-29" calcext:value-type="date">
            <text:p>29.04.2022</text:p>
          </table:table-cell>
          <table:table-cell office:value-type="currency" office:currency="UAH" office:value="10817.52" calcext:value-type="currency">
            <text:p>10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заземлення в сараї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216" calcext:value-type="currency">
            <text:p>2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, кабелю в сарай, двере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1410" calcext:value-type="currency">
            <text:p>1 4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5833" calcext:value-type="currency">
            <text:p>5 83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7294" calcext:value-type="currency">
            <text:p>7 29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06" calcext:value-type="date">
            <text:p>06.05.2022</text:p>
          </table:table-cell>
          <table:table-cell office:value-type="currency" office:currency="UAH" office:value="10823.52" calcext:value-type="currency">
            <text:p>10 82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ідмостки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6929" calcext:value-type="currency">
            <text:p>6 9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роботи по електиці в сарай і водогін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14000" calcext:value-type="currency">
            <text:p>14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на-клей</text:p>
          </table:table-cell>
          <table:table-cell office:value-type="date" office:date-value="2022-05-09" calcext:value-type="date">
            <text:p>09.05.2022</text:p>
          </table:table-cell>
          <table:table-cell office:value-type="currency" office:currency="UAH" office:value="460" calcext:value-type="currency">
            <text:p>4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опластикові вікна</text:p>
          </table:table-cell>
          <table:table-cell office:value-type="date" office:date-value="2022-05-10" calcext:value-type="date">
            <text:p>10.05.2022</text:p>
          </table:table-cell>
          <table:table-cell office:value-type="currency" office:currency="UAH" office:value="14926" calcext:value-type="currency">
            <text:p>14 9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12" calcext:value-type="date">
            <text:p>12.05.2022</text:p>
          </table:table-cell>
          <table:table-cell office:value-type="currency" office:currency="UAH" office:value="1629.79" calcext:value-type="currency">
            <text:p>1 6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мки та інше</text:p>
          </table:table-cell>
          <table:table-cell office:value-type="date" office:date-value="2022-05-13" calcext:value-type="date">
            <text:p>13.05.2022</text:p>
          </table:table-cell>
          <table:table-cell office:value-type="currency" office:currency="UAH" office:value="6174.14" calcext:value-type="currency">
            <text:p>6 1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кладку фронтонів</text:p>
          </table:table-cell>
          <table:table-cell office:value-type="date" office:date-value="2022-05-14" calcext:value-type="date">
            <text:p>14.05.2022</text:p>
          </table:table-cell>
          <table:table-cell office:value-type="currency" office:currency="UAH" office:value="20500" calcext:value-type="currency">
            <text:p>20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ріт, електрод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619" calcext:value-type="currency">
            <text:p>1 61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винти, гайк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30" calcext:value-type="currency">
            <text:p>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закінчення покрівля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утеплення і штукатурку фундамента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5000" calcext:value-type="currency">
            <text:p>15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обшивки коробки даху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21455" calcext:value-type="currency">
            <text:p>21 45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Тротуарна плитка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13962" calcext:value-type="currency">
            <text:p>13 9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ордюри і жолоба</text:p>
          </table:table-cell>
          <table:table-cell office:value-type="date" office:date-value="2022-05-26" calcext:value-type="date">
            <text:p>26.05.2022</text:p>
          </table:table-cell>
          <table:table-cell office:value-type="currency" office:currency="UAH" office:value="20144" calcext:value-type="currency">
            <text:p>20 1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10 мм 200 м</text:p>
          </table:table-cell>
          <table:table-cell office:value-type="date" office:date-value="2022-05-27" calcext:value-type="date">
            <text:p>27.05.2022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ніпулятор (додатково за об’їзд)</text:p>
          </table:table-cell>
          <table:table-cell office:value-type="date" office:date-value="2022-05-28" calcext:value-type="date">
            <text:p>28.05.2022</text:p>
          </table:table-cell>
          <table:table-cell office:value-type="currency" office:currency="UAH" office:value="1000" calcext:value-type="currency">
            <text:p>1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Щебінь (5,17т) + доставка</text:p>
          </table:table-cell>
          <table:table-cell office:value-type="date" office:date-value="2022-06-03" calcext:value-type="date">
            <text:p>03.06.2022</text:p>
          </table:table-cell>
          <table:table-cell office:value-type="currency" office:currency="UAH" office:value="4515.6" calcext:value-type="currency">
            <text:p>4 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, герметик, олівці</text:p>
          </table:table-cell>
          <table:table-cell office:value-type="date" office:date-value="2022-06-07" calcext:value-type="date">
            <text:p>07.06.2022</text:p>
          </table:table-cell>
          <table:table-cell office:value-type="currency" office:currency="UAH" office:value="895" calcext:value-type="currency">
            <text:p>89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М500 20 мішків + доставка</text:p>
          </table:table-cell>
          <table:table-cell office:value-type="date" office:date-value="2022-06-08" calcext:value-type="date">
            <text:p>08.06.2022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Лист оцинкований фарбований 1х1,25м</text:p>
          </table:table-cell>
          <table:table-cell office:value-type="date" office:date-value="2022-06-08" calcext:value-type="date">
            <text:p>08.06.2022</text:p>
          </table:table-cell>
          <table:table-cell office:value-type="currency" office:currency="UAH" office:value="380" calcext:value-type="currency">
            <text:p>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(7,69т), щебінь (7,51т) + доставка</text:p>
          </table:table-cell>
          <table:table-cell office:value-type="date" office:date-value="2022-06-09" calcext:value-type="date">
            <text:p>09.06.2022</text:p>
          </table:table-cell>
          <table:table-cell office:value-type="currency" office:currency="UAH" office:value="10298.15" calcext:value-type="currency">
            <text:p>10 2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ник</text:p>
          </table:table-cell>
          <table:table-cell office:value-type="date" office:date-value="2022-06-09" calcext:value-type="date">
            <text:p>09.06.2022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20 мішків</text:p>
          </table:table-cell>
          <table:table-cell office:value-type="date" office:date-value="2022-06-10" calcext:value-type="date">
            <text:p>10.06.2022</text:p>
          </table:table-cell>
          <table:table-cell office:value-type="currency" office:currency="UAH" office:value="1500" calcext:value-type="currency">
            <text:p>1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іплення на одні двері</text:p>
          </table:table-cell>
          <table:table-cell office:value-type="date" office:date-value="2022-06-10" calcext:value-type="date">
            <text:p>10.06.2022</text:p>
          </table:table-cell>
          <table:table-cell office:value-type="currency" office:currency="UAH" office:value="238" calcext:value-type="currency">
            <text:p>2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Арматура 126м, кутники 24м, труба 6м, цемент 22 мішки + доставка</text:p>
          </table:table-cell>
          <table:table-cell table:style-name="ce22" office:value-type="date" office:date-value="2022-06-13" calcext:value-type="date">
            <text:p>13.06.2022</text:p>
          </table:table-cell>
          <table:table-cell table:style-name="ce32" office:value-type="currency" office:currency="UAH" office:value="9040" calcext:value-type="currency">
            <text:p>9 040 грн.</text:p>
          </table:table-cell>
          <table:table-cell table:style-name="ce36" office:value-type="string" calcext:value-type="string">
            <text:p>Так</text:p>
          </table:table-cell>
          <table:table-cell table:style-name="ce42" table:number-columns-repeated="3"/>
          <table:table-cell table:style-name="ce43" table:number-columns-repeated="1017"/>
        </table:table-row>
        <table:table-row table:style-name="ro2">
          <table:table-cell office:value-type="string" calcext:value-type="string">
            <text:p>Дюбель нейлоновий 16 шт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291.2" calcext:value-type="currency">
            <text:p>29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щільнювач 2,7м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94.5" calcext:value-type="currency">
            <text:p>95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юбелі та шурупи на двоє дверей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1352" calcext:value-type="currency">
            <text:p>1 35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щільнювач 10м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300" calcext:value-type="currency">
            <text:p>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Роботи по установці жолобів і бетонної основи відмостки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37600" calcext:value-type="currency">
            <text:p>37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боти по заїздам у гаражі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8500" calcext:value-type="currency">
            <text:p>8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280" calcext:value-type="currency">
            <text:p>28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утник 40х40х4 18м, порізка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1693.41" calcext:value-type="currency">
            <text:p>1 69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Труба 32х2,8 3м, порізка</text:p>
          </table:table-cell>
          <table:table-cell office:value-type="date" office:date-value="2022-06-16" calcext:value-type="date">
            <text:p>16.06.2022</text:p>
          </table:table-cell>
          <table:table-cell office:value-type="currency" office:currency="UAH" office:value="908.5" calcext:value-type="currency">
            <text:p>90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Цемент, сітки, клей</text:p>
          </table:table-cell>
          <table:table-cell office:value-type="date" office:date-value="2022-06-18" calcext:value-type="date">
            <text:p>18.06.2022</text:p>
          </table:table-cell>
          <table:table-cell office:value-type="currency" office:currency="UAH" office:value="2816" calcext:value-type="currency">
            <text:p>2 81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Алмазний диск</text:p>
          </table:table-cell>
          <table:table-cell office:value-type="date" office:date-value="2022-06-24" calcext:value-type="date">
            <text:p>24.06.2022</text:p>
          </table:table-cell>
          <table:table-cell office:value-type="currency" office:currency="UAH" office:value="619" calcext:value-type="currency">
            <text:p>61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сок річковий (4,68т) + доставка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2942.2" calcext:value-type="currency">
            <text:p>2 94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юбелі та фарба для граток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418.6" calcext:value-type="currency">
            <text:p>41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етал і шурупи для граток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1910.4" calcext:value-type="currency">
            <text:p>1 91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Шайби для граток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12" calcext:value-type="currency">
            <text:p>1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4 мішки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660" calcext:value-type="currency">
            <text:p>66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5 мішків</text:p>
          </table:table-cell>
          <table:table-cell office:value-type="date" office:date-value="2022-06-29" calcext:value-type="date">
            <text:p>29.06.2022</text:p>
          </table:table-cell>
          <table:table-cell office:value-type="currency" office:currency="UAH" office:value="825" calcext:value-type="currency">
            <text:p>8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3 мішки</text:p>
          </table:table-cell>
          <table:table-cell office:value-type="date" office:date-value="2022-07-01" calcext:value-type="date">
            <text:p>01.07.2022</text:p>
          </table:table-cell>
          <table:table-cell office:value-type="currency" office:currency="UAH" office:value="495" calcext:value-type="currency">
            <text:p>49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3 мішки</text:p>
          </table:table-cell>
          <table:table-cell office:value-type="date" office:date-value="2022-07-04" calcext:value-type="date">
            <text:p>04.07.2022</text:p>
          </table:table-cell>
          <table:table-cell office:value-type="currency" office:currency="UAH" office:value="495" calcext:value-type="currency">
            <text:p>49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тротуарна з доставкою</text:p>
          </table:table-cell>
          <table:table-cell office:value-type="date" office:date-value="2022-07-06" calcext:value-type="date">
            <text:p>06.07.2022</text:p>
          </table:table-cell>
          <table:table-cell office:value-type="currency" office:currency="UAH" office:value="5967" calcext:value-type="currency">
            <text:p>5 967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еталі водостічної системи</text:p>
          </table:table-cell>
          <table:table-cell office:value-type="date" office:date-value="2022-07-13" calcext:value-type="date">
            <text:p>13.07.2022</text:p>
          </table:table-cell>
          <table:table-cell office:value-type="currency" office:currency="UAH" office:value="22233" calcext:value-type="currency">
            <text:p>22 23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для цоколя</text:p>
          </table:table-cell>
          <table:table-cell office:value-type="date" office:date-value="2022-07-13" calcext:value-type="date">
            <text:p>13.07.2022</text:p>
          </table:table-cell>
          <table:table-cell office:value-type="currency" office:currency="UAH" office:value="3671" calcext:value-type="currency">
            <text:p>3 67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4 мішки, різне, доставка</text:p>
          </table:table-cell>
          <table:table-cell office:value-type="date" office:date-value="2022-07-13" calcext:value-type="date">
            <text:p>13.07.2022</text:p>
          </table:table-cell>
          <table:table-cell office:value-type="currency" office:currency="UAH" office:value="2204" calcext:value-type="currency">
            <text:p>2 20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Цегла і сажотруски для пічки+доставка</text:p>
          </table:table-cell>
          <table:table-cell office:value-type="date" office:date-value="2022-07-14" calcext:value-type="date">
            <text:p>14.07.2022</text:p>
          </table:table-cell>
          <table:table-cell table:formula="of:=4999+375" office:value-type="currency" office:currency="UAH" office:value="5374" calcext:value-type="currency">
            <text:p>5 37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Суміш вогнетривка 6 мішків, цемент 2 мішки</text:p>
          </table:table-cell>
          <table:table-cell office:value-type="date" office:date-value="2022-07-14" calcext:value-type="date">
            <text:p>14.07.2022</text:p>
          </table:table-cell>
          <table:table-cell table:formula="of:=996+125" office:value-type="currency" office:currency="UAH" office:value="1121" calcext:value-type="currency">
            <text:p>1 12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Цегла вогнетривка 50 шт</text:p>
          </table:table-cell>
          <table:table-cell office:value-type="date" office:date-value="2022-07-15" calcext:value-type="date">
            <text:p>15.07.2022</text:p>
          </table:table-cell>
          <table:table-cell office:value-type="currency" office:currency="UAH" office:value="3250" calcext:value-type="currency">
            <text:p>3 2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боти по укладці плитки, коробочці, дверям</text:p>
          </table:table-cell>
          <table:table-cell office:value-type="date" office:date-value="2022-07-17" calcext:value-type="date">
            <text:p>17.07.2022</text:p>
          </table:table-cell>
          <table:table-cell office:value-type="currency" office:currency="UAH" office:value="50800" calcext:value-type="currency">
            <text:p>50 8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юбелі та шурупи для вікон</text:p>
          </table:table-cell>
          <table:table-cell office:value-type="date" office:date-value="2022-07-19" calcext:value-type="date">
            <text:p>19.07.2022</text:p>
          </table:table-cell>
          <table:table-cell office:value-type="currency" office:currency="UAH" office:value="50.4" calcext:value-type="currency">
            <text:p>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деталі</text:p>
          </table:table-cell>
          <table:table-cell office:value-type="date" office:date-value="2022-07-20" calcext:value-type="date">
            <text:p>20.07.2022</text:p>
          </table:table-cell>
          <table:table-cell office:value-type="currency" office:currency="UAH" office:value="79" calcext:value-type="currency">
            <text:p>7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Щиток для електрики</text:p>
          </table:table-cell>
          <table:table-cell office:value-type="date" office:date-value="2022-07-22" calcext:value-type="date">
            <text:p>22.07.2022</text:p>
          </table:table-cell>
          <table:table-cell office:value-type="currency" office:currency="UAH" office:value="238" calcext:value-type="currency">
            <text:p>23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(ведра, таз, скоба, щітка)</text:p>
          </table:table-cell>
          <table:table-cell office:value-type="date" office:date-value="2022-07-22" calcext:value-type="date">
            <text:p>22.07.2022</text:p>
          </table:table-cell>
          <table:table-cell office:value-type="currency" office:currency="UAH" office:value="2519" calcext:value-type="currency">
            <text:p>2 51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двіконня</text:p>
          </table:table-cell>
          <table:table-cell office:value-type="date" office:date-value="2022-07-22" calcext:value-type="date">
            <text:p>22.07.2022</text:p>
          </table:table-cell>
          <table:table-cell office:value-type="currency" office:currency="UAH" office:value="1520" calcext:value-type="currency">
            <text:p>1 52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ріт ПВС 44м, труба ПЕ 35м</text:p>
          </table:table-cell>
          <table:table-cell office:value-type="date" office:date-value="2022-07-23" calcext:value-type="date">
            <text:p>23.07.2022</text:p>
          </table:table-cell>
          <table:table-cell office:value-type="currency" office:currency="UAH" office:value="3687" calcext:value-type="currency">
            <text:p>3 687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атеріали для оздоблення</text:p>
          </table:table-cell>
          <table:table-cell office:value-type="date" office:date-value="2022-07-25" calcext:value-type="date">
            <text:p>25.07.2022</text:p>
          </table:table-cell>
          <table:table-cell office:value-type="currency" office:currency="UAH" office:value="30502" calcext:value-type="currency">
            <text:p>30 50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етало-пластикові двері, 2 шт</text:p>
          </table:table-cell>
          <table:table-cell office:value-type="date" office:date-value="2022-07-28" calcext:value-type="date">
            <text:p>28.07.2022</text:p>
          </table:table-cell>
          <table:table-cell office:value-type="currency" office:currency="UAH" office:value="24000" calcext:value-type="currency">
            <text:p>24 0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(дюбелі, скоби, малярна стрічка)</text:p>
          </table:table-cell>
          <table:table-cell office:value-type="date" office:date-value="2022-07-26" calcext:value-type="date">
            <text:p>26.07.2022</text:p>
          </table:table-cell>
          <table:table-cell office:value-type="currency" office:currency="UAH" office:value="356" calcext:value-type="currency">
            <text:p>35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Різні матеріали (рукавиці, таз, шпателі, скоби, маяки)</text:p>
          </table:table-cell>
          <table:table-cell office:value-type="date" office:date-value="2022-07-27" calcext:value-type="date">
            <text:p>27.07.2022</text:p>
          </table:table-cell>
          <table:table-cell office:value-type="currency" office:currency="UAH" office:value="1268" calcext:value-type="currency">
            <text:p>1 26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атеріали для оздоблення</text:p>
          </table:table-cell>
          <table:table-cell office:value-type="date" office:date-value="2022-07-28" calcext:value-type="date">
            <text:p>28.07.2022</text:p>
          </table:table-cell>
          <table:table-cell office:value-type="currency" office:currency="UAH" office:value="8254" calcext:value-type="currency">
            <text:p>8 25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олеса для драбини, ніж, шурупи</text:p>
          </table:table-cell>
          <table:table-cell office:value-type="date" office:date-value="2022-07-28" calcext:value-type="date">
            <text:p>28.07.2022</text:p>
          </table:table-cell>
          <table:table-cell office:value-type="currency" office:currency="UAH" office:value="252" calcext:value-type="currency">
            <text:p>2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Штукатурка Ротбан 4 мішки</text:p>
          </table:table-cell>
          <table:table-cell office:value-type="date" office:date-value="2022-07-30" calcext:value-type="date">
            <text:p>30.07.2022</text:p>
          </table:table-cell>
          <table:table-cell office:value-type="currency" office:currency="UAH" office:value="1252" calcext:value-type="currency">
            <text:p>1 2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еретворювач іржи, фарба термостійка</text:p>
          </table:table-cell>
          <table:table-cell office:value-type="date" office:date-value="2022-07-30" calcext:value-type="date">
            <text:p>30.07.2022</text:p>
          </table:table-cell>
          <table:table-cell office:value-type="currency" office:currency="UAH" office:value="1541" calcext:value-type="currency">
            <text:p>1 54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ріт для перемичок</text:p>
          </table:table-cell>
          <table:table-cell office:value-type="date" office:date-value="2022-07-30" calcext:value-type="date">
            <text:p>30.07.2022</text:p>
          </table:table-cell>
          <table:table-cell office:value-type="currency" office:currency="UAH" office:value="49.7" calcext:value-type="currency">
            <text:p>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ервинні оздоблювальні роботи у кімнаті 1</text:p>
          </table:table-cell>
          <table:table-cell office:value-type="date" office:date-value="2022-07-31" calcext:value-type="date">
            <text:p>31.07.2022</text:p>
          </table:table-cell>
          <table:table-cell office:value-type="currency" office:currency="UAH" office:value="49000" calcext:value-type="currency">
            <text:p>4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сок річковий (7,67т) + доставка</text:p>
          </table:table-cell>
          <table:table-cell office:value-type="date" office:date-value="2022-08-01" calcext:value-type="date">
            <text:p>01.08.2022</text:p>
          </table:table-cell>
          <table:table-cell office:value-type="currency" office:currency="UAH" office:value="4796.65" calcext:value-type="currency">
            <text:p>4 797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Шпаклівка, малярна стрічка</text:p>
          </table:table-cell>
          <table:table-cell office:value-type="date" office:date-value="2022-08-04" calcext:value-type="date">
            <text:p>04.08.2022</text:p>
          </table:table-cell>
          <table:table-cell office:value-type="currency" office:currency="UAH" office:value="488" calcext:value-type="currency">
            <text:p>48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(шурупи, куток арочний, стрічка)</text:p>
          </table:table-cell>
          <table:table-cell office:value-type="date" office:date-value="2022-08-05" calcext:value-type="date">
            <text:p>05.08.2022</text:p>
          </table:table-cell>
          <table:table-cell office:value-type="currency" office:currency="UAH" office:value="191" calcext:value-type="currency">
            <text:p>19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для першої кімнати</text:p>
          </table:table-cell>
          <table:table-cell office:value-type="date" office:date-value="2022-08-06" calcext:value-type="date">
            <text:p>06.08.2022</text:p>
          </table:table-cell>
          <table:table-cell office:value-type="currency" office:currency="UAH" office:value="5375" calcext:value-type="currency">
            <text:p>5 37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для другої кімнати</text:p>
          </table:table-cell>
          <table:table-cell office:value-type="date" office:date-value="2022-08-06" calcext:value-type="date">
            <text:p>06.08.2022</text:p>
          </table:table-cell>
          <table:table-cell office:value-type="currency" office:currency="UAH" office:value="4029" calcext:value-type="currency">
            <text:p>4 02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Водовідвід полімерпіщаний, 5 шт.</text:p>
          </table:table-cell>
          <table:table-cell office:value-type="date" office:date-value="2022-08-06" calcext:value-type="date">
            <text:p>06.08.2022</text:p>
          </table:table-cell>
          <table:table-cell office:value-type="currency" office:currency="UAH" office:value="1825" calcext:value-type="currency">
            <text:p>1 8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юбелі ппластикові</text:p>
          </table:table-cell>
          <table:table-cell office:value-type="date" office:date-value="2022-08-06" calcext:value-type="date">
            <text:p>06.08.2022</text:p>
          </table:table-cell>
          <table:table-cell office:value-type="currency" office:currency="UAH" office:value="79.2" calcext:value-type="currency">
            <text:p>7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За кладку димарів</text:p>
          </table:table-cell>
          <table:table-cell office:value-type="date" office:date-value="2022-08-03" calcext:value-type="date">
            <text:p>03.08.2022</text:p>
          </table:table-cell>
          <table:table-cell office:value-type="currency" office:currency="UAH" office:value="8000" calcext:value-type="currency">
            <text:p>8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Задєлка швів на даху</text:p>
          </table:table-cell>
          <table:table-cell office:value-type="date" office:date-value="2022-08-08" calcext:value-type="date">
            <text:p>08.08.2022</text:p>
          </table:table-cell>
          <table:table-cell office:value-type="currency" office:currency="UAH" office:value="1500" calcext:value-type="currency">
            <text:p>1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дключення сараю до ЕЕ</text:p>
          </table:table-cell>
          <table:table-cell office:value-type="date" office:date-value="2022-08-25" calcext:value-type="date">
            <text:p>25.08.2022</text:p>
          </table:table-cell>
          <table:table-cell office:value-type="currency" office:currency="UAH" office:value="1200" calcext:value-type="currency">
            <text:p>1 2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для плиткових робіт </text:p>
          </table:table-cell>
          <table:table-cell office:value-type="date" office:date-value="2022-09-08" calcext:value-type="date">
            <text:p>08.09.2022</text:p>
          </table:table-cell>
          <table:table-cell office:value-type="currency" office:currency="UAH" office:value="2751" calcext:value-type="currency">
            <text:p>2 75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Свердло, шпаклівка</text:p>
          </table:table-cell>
          <table:table-cell office:value-type="date" office:date-value="2022-09-09" calcext:value-type="date">
            <text:p>09.09.2022</text:p>
          </table:table-cell>
          <table:table-cell office:value-type="currency" office:currency="UAH" office:value="1515" calcext:value-type="currency">
            <text:p>1 51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для плиткових робіт </text:p>
          </table:table-cell>
          <table:table-cell office:value-type="date" office:date-value="2022-09-10" calcext:value-type="date">
            <text:p>10.09.2022</text:p>
          </table:table-cell>
          <table:table-cell office:value-type="currency" office:currency="UAH" office:value="1381" calcext:value-type="currency">
            <text:p>1 38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зетки, вимикачі, автомати, тощо</text:p>
          </table:table-cell>
          <table:table-cell office:value-type="date" office:date-value="2022-08-12" calcext:value-type="date">
            <text:p>12.08.2022</text:p>
          </table:table-cell>
          <table:table-cell office:value-type="currency" office:currency="UAH" office:value="4645" calcext:value-type="currency">
            <text:p>4 64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етал для ворот гаражів</text:p>
          </table:table-cell>
          <table:table-cell office:value-type="date" office:date-value="2022-09-12" calcext:value-type="date">
            <text:p>12.09.2022</text:p>
          </table:table-cell>
          <table:table-cell office:value-type="currency" office:currency="UAH" office:value="34256" calcext:value-type="currency">
            <text:p>34 25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Валіки, пензлі</text:p>
          </table:table-cell>
          <table:table-cell office:value-type="date" office:date-value="2022-09-15" calcext:value-type="date">
            <text:p>15.09.2022</text:p>
          </table:table-cell>
          <table:table-cell office:value-type="currency" office:currency="UAH" office:value="342" calcext:value-type="currency">
            <text:p>34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Лебідка YATO</text:p>
          </table:table-cell>
          <table:table-cell office:value-type="date" office:date-value="2022-09-16" calcext:value-type="date">
            <text:p>16.09.2022</text:p>
          </table:table-cell>
          <table:table-cell office:value-type="currency" office:currency="UAH" office:value="9500" calcext:value-type="currency">
            <text:p>9 5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Валіки, пензлі</text:p>
          </table:table-cell>
          <table:table-cell office:value-type="date" office:date-value="2022-09-17" calcext:value-type="date">
            <text:p>17.09.2022</text:p>
          </table:table-cell>
          <table:table-cell office:value-type="currency" office:currency="UAH" office:value="1113" calcext:value-type="currency">
            <text:p>1 11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Саморізи</text:p>
          </table:table-cell>
          <table:table-cell office:value-type="date" office:date-value="2022-09-17" calcext:value-type="date">
            <text:p>17.09.2022</text:p>
          </table:table-cell>
          <table:table-cell office:value-type="currency" office:currency="UAH" office:value="56" calcext:value-type="currency">
            <text:p>5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утник алюмінієвий</text:p>
          </table:table-cell>
          <table:table-cell office:value-type="date" office:date-value="2022-09-17" calcext:value-type="date">
            <text:p>17.09.2022</text:p>
          </table:table-cell>
          <table:table-cell office:value-type="currency" office:currency="UAH" office:value="199" calcext:value-type="currency">
            <text:p>19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е кріплення (для дашків на димарі)</text:p>
          </table:table-cell>
          <table:table-cell office:value-type="date" office:date-value="2022-09-23" calcext:value-type="date">
            <text:p>23.09.2022</text:p>
          </table:table-cell>
          <table:table-cell office:value-type="currency" office:currency="UAH" office:value="194.5" calcext:value-type="currency">
            <text:p>19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етал (штаби) для димарів</text:p>
          </table:table-cell>
          <table:table-cell office:value-type="date" office:date-value="2022-09-23" calcext:value-type="date">
            <text:p>23.09.2022</text:p>
          </table:table-cell>
          <table:table-cell office:value-type="currency" office:currency="UAH" office:value="824" calcext:value-type="currency">
            <text:p>82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Лампи, кріплення</text:p>
          </table:table-cell>
          <table:table-cell office:value-type="date" office:date-value="2022-09-24" calcext:value-type="date">
            <text:p>24.09.2022</text:p>
          </table:table-cell>
          <table:table-cell office:value-type="currency" office:currency="UAH" office:value="362.2" calcext:value-type="currency">
            <text:p>36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інтуси, різне</text:p>
          </table:table-cell>
          <table:table-cell office:value-type="date" office:date-value="2022-09-25" calcext:value-type="date">
            <text:p>25.09.2022</text:p>
          </table:table-cell>
          <table:table-cell office:value-type="currency" office:currency="UAH" office:value="982" calcext:value-type="currency">
            <text:p>98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Фінішні оздоблювальні роботи в кімнаті 1</text:p>
          </table:table-cell>
          <table:table-cell office:value-type="date" office:date-value="2022-09-25" calcext:value-type="date">
            <text:p>25.09.2022</text:p>
          </table:table-cell>
          <table:table-cell office:value-type="currency" office:currency="UAH" office:value="40500" calcext:value-type="currency">
            <text:p>40 5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 table:number-rows-repeated="18">
          <table:table-cell table:style-name="ce14"/>
          <table:table-cell table:number-columns-repeated="2"/>
          <table:table-cell table:style-name="ce37"/>
          <table:table-cell table:style-name="ce19" table:number-columns-repeated="3"/>
          <table:table-cell table:number-columns-repeated="1017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266])" office:value-type="currency" office:currency="UAH" office:value="1911309.53" calcext:value-type="currency">
            <text:p>1 911 310 грн.</text:p>
          </table:table-cell>
          <table:table-cell table:number-columns-repeated="1021"/>
        </table:table-row>
        <table:table-row table:style-name="ro2" table:number-rows-repeated="10483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.00.0000</text:date>, <text:time style:data-style-name="N2" text:time-value="23:15:40.074331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11-13T01:11:07.810407403</dc:date>
    <dc:creator>Віталій </dc:creator>
    <meta:editing-duration>PT4H16M59S</meta:editing-duration>
    <meta:editing-cycles>59</meta:editing-cycles>
    <meta:document-statistic meta:table-count="1" meta:cell-count="953" meta:object-count="0"/>
  </office:meta>
</office:document-meta>
</file>